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Class.concreteMetho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LocationTest.stubbing_location_should_be_the_correct_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